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FTPErrorPacket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FTPErrorPacket.TFTPErrorPacket( InetAddress destination , int port , int error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FTPErrorPacket.newDatag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FTPErrorPacket.get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FTPErrorPacket._newDatagram( DatagramPacket datagram , byte [ ]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FTPErrorPacket.TFTPErrorPacket( DatagramPacket datagram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